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11 5 2 4 2 4 2 2 3"/>
  </office:font-face-decls>
  <office:automatic-styles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1111in" fo:line-height="107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2D08C8" fo:font-size="12pt" style:font-size-asian="12pt" style:font-size-complex="12pt"/>
    </style:style>
    <style:style style:name="P8" style:parent-style-name="Standard" style:family="paragraph">
      <style:paragraph-properties fo:margin-bottom="0.1111in" fo:line-height="107%" fo:margin-left="-0.0625in" fo:margin-right="-0.125in" fo:text-indent="0.0625in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2D08C8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margin-bottom="0.1111in" fo:line-height="107%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/>
    </style:style>
    <style:style style:name="P23" style:parent-style-name="Standard" style:family="paragraph">
      <style:paragraph-properties fo:margin-bottom="0.1111in" fo:line-height="107%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9" style:parent-style-name="ListParagraph" style:list-style-name="WWNum11" style:family="paragraph">
      <style:paragraph-properties fo:margin-bottom="0.1111in" fo:line-height="107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" style:parent-style-name="ListParagraph" style:list-style-name="WWNum11" style:family="paragraph">
      <style:paragraph-properties fo:margin-bottom="0.1111in" fo:line-height="107%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ListParagraph" style:list-style-name="WWNum11" style:family="paragraph">
      <style:paragraph-properties fo:margin-bottom="0.1111in" fo:line-height="107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8" style:parent-style-name="ListParagraph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9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ListParagraph" style:list-style-name="WWNum14" style:family="paragraph">
      <style:paragraph-properties fo:margin-bottom="0.1111in" fo:line-height="107%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ListParagraph" style:list-style-name="WWNum14" style:family="paragraph">
      <style:paragraph-properties fo:margin-bottom="0.1111in" fo:line-height="107%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ListParagraph" style:list-style-name="WWNum14" style:family="paragraph">
      <style:paragraph-properties fo:margin-bottom="0.1111in" fo:line-height="107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ListParagraph" style:list-style-name="WWNum14" style:family="paragraph">
      <style:paragraph-properties fo:margin-bottom="0.1111in" fo:line-height="107%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ListParagraph" style:list-style-name="WWNum14" style:family="paragraph">
      <style:paragraph-properties fo:margin-bottom="0.1111in" fo:line-height="107%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ListParagraph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margin-bottom="0.1111in" fo:line-height="107%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4" style:parent-style-name="Standard" style:family="paragraph">
      <style:paragraph-properties fo:margin-bottom="0.1111in" fo:line-height="107%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6" style:parent-style-name="Standard" style:family="paragraph">
      <style:paragraph-properties fo:margin-bottom="0.1111in" fo:line-height="107%"/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Standard" style:family="paragraph">
      <style:paragraph-properties fo:margin-bottom="0.1111in" fo:line-height="107%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.1111in" fo:line-height="107%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" style:parent-style-name="Standard" style:list-style-name="LFO24" style:family="paragraph">
      <style:paragraph-properties fo:margin-bottom="0.1111in" fo:line-height="107%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list-style-name="LFO24" style:family="paragraph">
      <style:paragraph-properties fo:margin-bottom="0.1111in" fo:line-height="107%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list-style-name="LFO24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bottom="0.1111in" fo:line-height="107%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0" style:parent-style-name="Standard" style:family="paragraph">
      <style:paragraph-properties fo:margin-bottom="0.1111in" fo:line-height="107%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3" style:parent-style-name="Standard" style:family="paragraph">
      <style:paragraph-properties fo:margin-bottom="0.1111in" fo:line-height="107%"/>
    </style:style>
    <style:style style:name="T1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Standard" style:family="paragraph">
      <style:paragraph-properties fo:margin-bottom="0.1111in" fo:line-height="107%"/>
    </style:style>
    <style:style style:name="T1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margin-bottom="0.1111in" fo:line-height="107%"/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3" style:parent-style-name="Standard" style:list-style-name="LFO25" style:family="paragraph">
      <style:paragraph-properties fo:margin-bottom="0.1111in" fo:line-height="107%"/>
    </style:style>
    <style:style style:name="T134" style:parent-style-name="DefaultParagraphFont" style:family="text">
      <style:text-properties style:font-name="Times New Roman" style:font-name-asian="Times New Roman" style:font-name-complex="Times New Roman"/>
    </style:style>
    <style:style style:name="P135" style:parent-style-name="Standard" style:list-style-name="LFO25" style:family="paragraph">
      <style:paragraph-properties fo:margin-bottom="0.1111in" fo:line-height="107%"/>
      <style:text-properties style:font-name="Times New Roman" style:font-name-asian="Times New Roman" style:font-name-complex="Times New Roman"/>
    </style:style>
    <style:style style:name="P136" style:parent-style-name="Standard" style:list-style-name="LFO25" style:family="paragraph">
      <style:paragraph-properties fo:margin-bottom="0.1111in" fo:line-height="107%"/>
    </style:style>
    <style:style style:name="T137" style:parent-style-name="DefaultParagraphFont" style:family="text">
      <style:text-properties style:font-name="Times New Roman" style:font-name-asian="Times New Roman" style:font-name-complex="Times New Roman"/>
    </style:style>
    <style:style style:name="T138" style:parent-style-name="DefaultParagraphFont" style:family="text">
      <style:text-properties style:font-name="Times New Roman" style:font-name-asian="Times New Roman" style:font-name-complex="Times New Roman"/>
    </style:style>
    <style:style style:name="P139" style:parent-style-name="Standard" style:list-style-name="LFO25" style:family="paragraph">
      <style:paragraph-properties fo:margin-bottom="0.1111in" fo:line-height="107%"/>
      <style:text-properties style:font-name="Times New Roman" style:font-name-asian="Times New Roman" style:font-name-complex="Times New Roman"/>
    </style:style>
    <style:style style:name="P140" style:parent-style-name="Standard" style:list-style-name="LFO25" style:family="paragraph">
      <style:paragraph-properties fo:margin-bottom="0.1111in" fo:line-height="107%"/>
    </style:style>
    <style:style style:name="T141" style:parent-style-name="DefaultParagraphFont" style:family="text">
      <style:text-properties style:font-name="Times New Roman" style:font-name-asian="Times New Roman" style:font-name-complex="Times New Roman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4" style:parent-style-name="Standard" style:family="paragraph">
      <style:paragraph-properties fo:margin-bottom="0.1111in" fo:line-height="107%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2" style:parent-style-name="Standard" style:family="paragraph">
      <style:paragraph-properties fo:margin-bottom="0.1111in" fo:line-height="107%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6" style:parent-style-name="Standard" style:family="paragraph">
      <style:paragraph-properties fo:margin-bottom="0.1111in" fo:line-height="107%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Standard" style:family="paragraph">
      <style:paragraph-properties fo:margin-bottom="0.1111in" fo:line-height="107%"/>
    </style:style>
    <style:style style:name="T1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6" style:parent-style-name="Standard" style:list-style-name="LFO26" style:family="paragraph">
      <style:paragraph-properties fo:margin-bottom="0.1111in" fo:line-height="107%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8" style:parent-style-name="Standard" style:list-style-name="LFO26" style:family="paragraph">
      <style:paragraph-properties fo:margin-bottom="0.1111in" fo:line-height="107%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Standard" style:list-style-name="LFO26" style:family="paragraph">
      <style:paragraph-properties fo:margin-bottom="0.1111in" fo:line-height="107%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3" style:parent-style-name="Standard" style:list-style-name="LFO26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4" style:parent-style-name="Standard" style:family="paragraph">
      <style:paragraph-properties fo:margin-bottom="0.1111in" fo:line-height="107%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0" style:parent-style-name="Standard" style:family="paragraph">
      <style:paragraph-properties fo:margin-bottom="0.1111in" fo:line-height="107%"/>
    </style:style>
    <style:style style:name="T1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3" style:parent-style-name="Standard" style:family="paragraph">
      <style:paragraph-properties fo:margin-bottom="0.1111in" fo:line-height="107%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6" style:parent-style-name="Standard" style:family="paragraph">
      <style:paragraph-properties fo:margin-bottom="0.1111in" fo:line-height="107%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1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2" style:parent-style-name="Standard" style:list-style-name="LFO27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3" style:parent-style-name="Standard" style:list-style-name="LFO27" style:family="paragraph">
      <style:paragraph-properties fo:margin-bottom="0.1111in" fo:line-height="107%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5" style:parent-style-name="Standard" style:list-style-name="LFO27" style:family="paragraph">
      <style:paragraph-properties fo:margin-bottom="0.1111in" fo:line-height="107%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7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8" style:parent-style-name="Standard" style:list-style-name="LFO28" style:family="paragraph">
      <style:paragraph-properties fo:margin-bottom="0.1111in"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9" style:parent-style-name="Standard" style:list-style-name="LFO28" style:family="paragraph">
      <style:paragraph-properties fo:margin-bottom="0.1111in"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margin-bottom="0.1111in" fo:line-height="107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P205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P206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7" style:parent-style-name="Standard" style:list-style-name="LFO29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8" style:parent-style-name="Standard" style:list-style-name="LFO29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9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Standard" style:family="paragraph">
      <style:paragraph-properties fo:margin-bottom="0.1111in" fo:line-height="107%"/>
    </style:style>
    <style:style style:name="T2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/>
    </style:style>
    <style:style style:name="P217" style:parent-style-name="Standard" style:family="paragraph">
      <style:paragraph-properties fo:margin-bottom="0.1111in" fo:line-height="107%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/>
    </style:style>
    <style:style style:name="T220" style:parent-style-name="DefaultParagraphFont" style:family="text">
      <style:text-properties style:font-name="Times New Roman" style:font-name-asian="Times New Roman" style:font-name-complex="Times New Roman" style:text-position="super 63.6%"/>
    </style:style>
    <style:style style:name="T221" style:parent-style-name="DefaultParagraphFont" style:family="text">
      <style:text-properties style:font-name="Times New Roman" style:font-name-asian="Times New Roman" style:font-name-complex="Times New Roman"/>
    </style:style>
    <style:style style:name="P222" style:parent-style-name="Standard" style:family="paragraph">
      <style:paragraph-properties fo:margin-bottom="0.1111in" fo:line-height="107%"/>
    </style:style>
    <style:style style:name="T2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24" style:parent-style-name="DefaultParagraphFont" style:family="text">
      <style:text-properties style:font-name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26" style:parent-style-name="DefaultParagraphFont" style:family="text">
      <style:text-properties style:font-name="Times New Roman"/>
    </style:style>
    <style:style style:name="P227" style:parent-style-name="Standard" style:family="paragraph">
      <style:paragraph-properties fo:margin-bottom="0.1111in" fo:line-height="107%"/>
    </style:style>
    <style:style style:name="T2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style:font-name-complex="Times New Roman"/>
    </style:style>
    <style:style style:name="T2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P239" style:parent-style-name="Standard" style:family="paragraph">
      <style:paragraph-properties>
        <style:tab-stops>
          <style:tab-stop style:type="left" style:position="2.802in"/>
        </style:tab-stops>
      </style:paragraph-properties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/>
    </style:style>
    <style:style style:name="T244" style:parent-style-name="DefaultParagraphFont" style:family="text">
      <style:text-properties style:font-name="Times New Roman" style:font-name-asian="Times New Roman" style:font-name-complex="Times New Roman" fo:language="en" fo:country="GB"/>
    </style:style>
    <style:style style:name="T245" style:parent-style-name="DefaultParagraphFont" style:family="text">
      <style:text-properties style:font-name="Times New Roman" style:font-name-asian="Times New Roman" style:font-name-complex="Times New Roman" fo:language="en" fo:country="GB"/>
    </style:style>
    <style:style style:name="P246" style:parent-style-name="Standard" style:family="paragraph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7" style:parent-style-name="Standard" style:family="paragraph">
      <style:text-properties style:font-name="Times New Roman" fo:font-size="12pt" style:font-size-asian="12pt" style:font-size-complex="12pt"/>
    </style:style>
    <style:style style:name="P248" style:parent-style-name="Standard" style:family="paragraph">
      <style:text-properties style:font-name="Times New Roman" fo:font-size="12pt" style:font-size-asian="12pt" style:font-size-complex="12pt"/>
    </style:style>
    <style:style style:name="T249" style:parent-style-name="DefaultParagraphFont" style:family="text">
      <style:text-properties style:font-name="Times New Roman" fo:font-size="14pt" style:font-size-asian="14pt" style:font-size-complex="14pt"/>
    </style:style>
    <style:style style:name="T250" style:parent-style-name="DefaultParagraphFont" style:family="text">
      <style:text-properties style:font-name="Times New Roman" fo:font-size="10pt" style:font-size-asian="10pt" style:font-size-complex="10pt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 fo:font-size="10pt" style:font-size-asian="10pt" style:font-size-complex="10pt"/>
    </style:style>
    <style:style style:name="T254" style:parent-style-name="DefaultParagraphFont" style:family="text">
      <style:text-properties style:font-name="Times New Roman" fo:font-size="10pt" style:font-size-asian="10pt" style:font-size-complex="10pt"/>
    </style:style>
    <style:style style:name="T255" style:parent-style-name="DefaultParagraphFont" style:family="text">
      <style:text-properties style:font-name="Times New Roman" fo:font-size="10pt" style:font-size-asian="10pt" style:font-size-complex="10pt"/>
    </style:style>
    <style:style style:name="T256" style:parent-style-name="DefaultParagraphFont" style:family="text">
      <style:text-properties style:font-name="Times New Roman" fo:font-size="10pt" style:font-size-asian="10pt" style:font-size-complex="10pt"/>
    </style:style>
    <style:style style:name="T257" style:parent-style-name="DefaultParagraphFont" style:family="text">
      <style:text-properties style:font-name="Times New Roman" fo:font-size="10pt" style:font-size-asian="10pt" style:font-size-complex="10pt"/>
    </style:style>
    <style:style style:name="T258" style:parent-style-name="DefaultParagraphFont" style:family="text">
      <style:text-properties style:font-name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fo:font-size="14pt" style:font-size-asian="14pt" style:font-size-complex="14pt"/>
    </style:style>
    <style:style style:name="T262" style:parent-style-name="DefaultParagraphFont" style:family="text">
      <style:text-properties style:font-name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fo:font-size="14pt" style:font-size-asian="14pt" style:font-size-complex="14pt"/>
    </style:style>
    <style:style style:name="T264" style:parent-style-name="DefaultParagraphFont" style:family="text">
      <style:text-properties style:font-name="Times New Roman" fo:font-size="10pt" style:font-size-asian="10pt" style:font-size-complex="10pt"/>
    </style:style>
    <style:style style:name="T265" style:parent-style-name="DefaultParagraphFont" style:family="text">
      <style:text-properties style:font-name="Times New Roman" fo:font-size="10pt" style:font-size-asian="10pt" style:font-size-complex="10pt"/>
    </style:style>
    <style:style style:name="T266" style:parent-style-name="DefaultParagraphFont" style:family="text">
      <style:text-properties style:font-name="Times New Roman" fo:font-size="10pt" style:font-size-asian="10pt" style:font-size-complex="10pt"/>
    </style:style>
    <style:style style:name="T267" style:parent-style-name="DefaultParagraphFont" style:family="text">
      <style:text-properties style:font-name="Times New Roman" fo:font-size="10pt" style:font-size-asian="10pt" style:font-size-complex="10pt"/>
    </style:style>
    <style:style style:name="T268" style:parent-style-name="DefaultParagraphFont" style:family="text">
      <style:text-properties style:font-name="Times New Roman" fo:font-size="10pt" style:font-size-asian="10pt" style:font-size-complex="10pt"/>
    </style:style>
    <style:style style:name="T269" style:parent-style-name="DefaultParagraphFont" style:family="text">
      <style:text-properties style:font-name="Times New Roman" fo:font-size="14pt" style:font-size-asian="14pt" style:font-size-complex="14pt"/>
    </style:style>
    <style:style style:name="P270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1" style:parent-style-name="Standard" style:family="paragraph">
      <style:paragraph-properties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P.GOWRAV RAHUL <text:s/></text:span><text:span text:style-name="T3"><text:s text:c="54"/></text:span><text:span text:style-name="T4">Mobile</text:span><text:span text:style-name="T5">:</text:span><text:span text:style-name="T6"><text:s/></text:span><text:span text:style-name="T7">+919959595889</text:span></text:p>
      <text:p text:style-name="P8"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text:s text:c="25"/></text:span><text:span text:style-name="T15">Email Id</text:span><text:span text:style-name="T16">:</text:span><text:span text:style-name="T17">pentakotarahul@gmail.com</text:span></text:p>
      <text:p text:style-name="P18"/>
      <text:p text:style-name="P19"><text:span text:style-name="T20">Objective</text:span><text:span text:style-name="T21">:</text:span></text:p>
      <text:p text:style-name="P22">To work in a firm with a professional work driven environment where I can utilize and apply my knowledge to Grow while fulfilling organizational goals. And to secure a position with a stable and profitable organization, where I can be a member of a team and utilize my experience to the best of my part.</text:p>
      <text:p text:style-name="P23"><text:span text:style-name="T24">Professional <text:s/>Experience:</text:span><text:span text:style-name="T25"><text:s text:c="2"/></text:span><text:span text:style-name="T26">(</text:span><text:span text:style-name="T27">Total 2 years of Experience</text:span><text:span text:style-name="T28">)</text:span></text:p>
      <text:list text:style-name="WWNum11">
        <text:list-item>
          <text:p text:style-name="P29"><text:span text:style-name="T30">I am working as a<text:s/></text:span><text:span text:style-name="T31">NODEJS</text:span><text:span text:style-name="T32"><text:s text:c="2"/>Developer in<text:s/></text:span><text:span text:style-name="T33">Brainvire Infotech</text:span><text:span text:style-name="T34"><text:s/>from Feb -2021 to<text:s/></text:span><text:span text:style-name="T35">20-Aug-2021</text:span><text:span text:style-name="T36">.</text:span></text:p>
        </text:list-item>
        <text:list-item>
          <text:p text:style-name="P37"><text:span text:style-name="T38">I have<text:s/></text:span><text:span text:style-name="T39">1.5<text:s/></text:span><text:span text:style-name="T40">Years of professional Experience as a Junior<text:s/></text:span><text:span text:style-name="T41">MEAN</text:span><text:span text:style-name="T42"><text:s/>stack developer at<text:s/></text:span><text:span text:style-name="T43">Cognitive Innovations<text:s/></text:span><text:span text:style-name="T44">from (Oct-2019 to Dec-2020).</text:span></text:p>
        </text:list-item>
        <text:list-item>
          <text:p text:style-name="P45"><text:span text:style-name="T46">I have done<text:s/></text:span><text:span text:style-name="T47">7</text:span><text:span text:style-name="T48"><text:s/>Months (</text:span><text:span text:style-name="T49">Feb</text:span><text:span text:style-name="T50">-2019 To<text:s/></text:span><text:span text:style-name="T51">Aug</text:span><text:span text:style-name="T52">-2019) of<text:s/></text:span><text:span text:style-name="T53">Internship and Experience<text:s/></text:span><text:span text:style-name="T54">on<text:s/></text:span><text:span text:style-name="T55">NodeJS</text:span><text:span text:style-name="T56"><text:s/>Technology at<text:s/></text:span><text:span text:style-name="T57">Securifi Embedded Systems.</text:span></text:p>
        </text:list-item>
      </text:list>
      <text:p text:style-name="P58"/>
      <text:p text:style-name="P59">Professional <text:s/>Skills:</text:p>
      <text:list text:style-name="WWNum14">
        <text:list-item>
          <text:p text:style-name="P60"><text:span text:style-name="T61">Experience in<text:s/></text:span><text:span text:style-name="T62">Nodejs</text:span><text:span text:style-name="T63"><text:s/>and<text:s/></text:span><text:span text:style-name="T64">Javascript</text:span><text:span text:style-name="T65"><text:s/>development.</text:span></text:p>
        </text:list-item>
        <text:list-item>
          <text:p text:style-name="P66"><text:span text:style-name="T67">Using<text:s/></text:span><text:span text:style-name="T68">Mongodb</text:span><text:span text:style-name="T69"><text:s/>database with backend development.</text:span></text:p>
        </text:list-item>
        <text:list-item>
          <text:p text:style-name="P70"><text:span text:style-name="T71">Experience<text:s/></text:span><text:span text:style-name="T72">API</text:span><text:span text:style-name="T73"><text:s/>design and development using<text:s/></text:span><text:span text:style-name="T74">Express</text:span><text:span text:style-name="T75"><text:s/>framework.</text:span></text:p>
        </text:list-item>
        <text:list-item>
          <text:p text:style-name="P76"><text:span text:style-name="T77">Web application development experience using<text:s/></text:span><text:span text:style-name="T78">Angular8</text:span><text:span text:style-name="T79">.</text:span></text:p>
        </text:list-item>
        <text:list-item>
          <text:p text:style-name="P80"><text:span text:style-name="T81">Experience with version control software such as<text:s/></text:span><text:span text:style-name="T82">GIT</text:span><text:span text:style-name="T83">.</text:span></text:p>
        </text:list-item>
      </text:list>
      <text:p text:style-name="P84"/>
      <text:p text:style-name="P85"><text:span text:style-name="T86">Project 4</text:span><text:span text:style-name="T87">:</text:span><text:span text:style-name="T88"><text:s/>Techsitter<text:s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text:s text:c="24"/>(Brainvire Infotech)</text:span></text:p>
      <text:p text:style-name="P94"><text:span text:style-name="T95">Technologies Used: Nodejs, Express, <text:s/>MongoDb</text:span></text:p>
      <text:p text:style-name="P96"><text:span text:style-name="T97">Role: Developer <text:s text:c="106"/></text:span><text:span text:style-name="T98">(June-2021)</text:span></text:p>
      <text:p text:style-name="P99"><text:span text:style-name="T100">Techs</text:span><text:span text:style-name="T101">itter:<text:s/></text:span><text:span text:style-name="T102"><text:s/>Techsitter is a <text:s/>E-Learning platform. It will able to collaborating the Student and <text:s/>Teacher.</text:span></text:p>
      <text:p text:style-name="P103"><text:span text:style-name="T104">Roles:</text:span></text:p>
      <text:list text:style-name="LFO24" text:continue-numbering="true">
        <text:list-item>
          <text:p text:style-name="P105"><text:span text:style-name="T106">Debuging the Application Meanwhile Customizing the existing code and Errors Bug Fixing.</text:span></text:p>
        </text:list-item>
        <text:list-item>
          <text:p text:style-name="P107"><text:span text:style-name="T108">Developing new API’s and delivered the response to web.</text:span></text:p>
        </text:list-item>
        <text:list-item>
          <text:p text:style-name="P109">Collaborating the code using GIT.</text:p>
        </text:list-item>
      </text:list>
      <text:p text:style-name="P110"/>
      <text:p text:style-name="P111"><text:span text:style-name="T112">Project 3</text:span><text:span text:style-name="T113">:</text:span><text:span text:style-name="T114"><text:s/>Amiviz <text:s text:c="2"/></text:span><text:span text:style-name="T115"><text:tab/></text:span><text:span text:style-name="T116"><text:tab/></text:span><text:span text:style-name="T117"><text:tab/></text:span><text:span text:style-name="T118"><text:tab/><text:s text:c="48"/></text:span><text:span text:style-name="T119">(Brainvire Infotech)</text:span></text:p>
      <text:p text:style-name="P120"><text:span text:style-name="T121">Technologies used:<text:s/></text:span><text:span text:style-name="T122">Nodejs, Express, <text:s/>Mongodb</text:span></text:p>
      <text:p text:style-name="P123"><text:span text:style-name="T124">Role: Developer <text:s text:c="69"/></text:span><text:span text:style-name="T125"><text:s text:c="14"/></text:span><text:span text:style-name="T126"><text:s text:c="21"/>(Feb- 2</text:span><text:span text:style-name="T127">021)</text:span></text:p>
      <text:p text:style-name="P128"><text:span text:style-name="T129">Amiviz :<text:s/></text:span><text:span text:style-name="T130">Amiviz application is a collaboration tool to communicate with customers and partners.</text:span></text:p>
      <text:p text:style-name="P131"><text:span text:style-name="T132">Roles:</text:span></text:p>
      <text:list text:style-name="LFO25" text:continue-numbering="true">
        <text:list-item>
          <text:p text:style-name="P133"><text:span text:style-name="T134">Created new API’S and delivered the response to web.</text:span></text:p>
        </text:list-item>
        <text:list-item>
          <text:p text:style-name="P135">Authenticate all API’s with JWT Token.</text:p>
        </text:list-item>
        <text:list-item>
          <text:p text:style-name="P136"><text:span text:style-name="T137">V</text:span><text:span text:style-name="T138">alidating data with joi module.</text:span></text:p>
        </text:list-item>
        <text:list-item>
          <text:p text:style-name="P139">Uploading Generated Quotation file into AWS-Bucket.</text:p>
        </text:list-item>
        <text:list-item>
          <text:p text:style-name="P140"><text:span text:style-name="T141">Single chat and Group chat conversation functionality logic Implemented.</text:span><text:span text:style-name="T142"><text:line-break/></text:span><text:span text:style-name="T143"><text:s text:c="6"/></text:span></text:p>
        </text:list-item>
      </text:list>
      <text:p text:style-name="P144"><text:span text:style-name="T145">Project 2</text:span><text:span text:style-name="T146">: ChatIntact:<text:s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text:s text:c="23"/>(Cognitive Innovations pvt ltd)</text:span></text:p>
      <text:p text:style-name="P152"><text:span text:style-name="T153">Technolog</text:span><text:span text:style-name="T154">ies used:<text:s/></text:span><text:span text:style-name="T155">Nodejs, Express, Angular, <text:s/>Mongodb,</text:span></text:p>
      <text:p text:style-name="P156"><text:span text:style-name="T157">Role: <text:s/>Junior Developer <text:s text:c="94"/></text:span><text:span text:style-name="T158">(Nov</text:span><text:span text:style-name="T159">-2</text:span><text:span text:style-name="T160">019)</text:span></text:p>
      <text:p text:style-name="P161"><text:span text:style-name="T162">ChatIntact :<text:s/></text:span><text:span text:style-name="T163"><text:s/>ChatIntact is a <text:s/>Messaging application. It will able to communicat</text:span><text:span text:style-name="T164">e one-to-one chat and <text:s/>group chat with all existed messaging application features.</text:span></text:p>
      <text:p text:style-name="P165">Roles:</text:p>
      <text:list text:style-name="LFO26" text:continue-numbering="true">
        <text:list-item>
          <text:p text:style-name="P166"><text:span text:style-name="T167">Created the project from scratch via npm init and installed the required modules.</text:span></text:p>
        </text:list-item>
        <text:list-item>
          <text:p text:style-name="P168"><text:span text:style-name="T169">Implemented Sign up and Login functionality using NodeMailer.</text:span></text:p>
        </text:list-item>
        <text:list-item>
          <text:p text:style-name="P170"><text:span text:style-name="T171">Created One-to-One-cha</text:span><text:span text:style-name="T172">t <text:s/>and Group Chat new API’s and integrating with angular.</text:span></text:p>
        </text:list-item>
        <text:list-item>
          <text:p text:style-name="P173">Implemented other features functionalities using promises, async and await.</text:p>
        </text:list-item>
      </text:list>
      <text:p text:style-name="P174"><text:span text:style-name="T175">Project 1</text:span><text:span text:style-name="T176">: <text:s/>Messaging</text:span><text:span text:style-name="T177"><text:s/>Application:<text:s/></text:span><text:span text:style-name="T178"><text:s text:c="49"/></text:span><text:span text:style-name="T179">(Securifi Embedded Systems)</text:span></text:p>
      <text:p text:style-name="P180"><text:span text:style-name="T181">Technologies Used:<text:s/></text:span><text:span text:style-name="T182">Nodejs, Express, Socket.io, MySQL</text:span></text:p>
      <text:p text:style-name="P183"><text:span text:style-name="T184">Role: <text:s/>Internship Trainee <text:s text:c="86"/></text:span><text:span text:style-name="T185"><text:s text:c="16"/></text:span></text:p>
      <text:p text:style-name="P186"><text:span text:style-name="T187">Messaging Application: <text:s/></text:span><text:span text:style-name="T188"><text:s/>This is simply one to one messaging communication application using Socket.io with Nodejs<text:s/></text:span><text:span text:style-name="T189">Backend</text:span><text:span text:style-name="T190"><text:s/>and Mysql Database.</text:span></text:p>
      <text:p text:style-name="P191">Roles:</text:p>
      <text:soft-page-break/>
      <text:list text:style-name="LFO27" text:continue-numbering="true">
        <text:list-item>
          <text:p text:style-name="P192">Build node project via npm init.</text:p>
        </text:list-item>
        <text:list-item>
          <text:p text:style-name="P193"><text:span text:style-name="T194">Implemented Mysql connection for storing messages data.</text:span></text:p>
        </text:list-item>
        <text:list-item>
          <text:p text:style-name="P195"><text:span text:style-name="T196">Implemented the one-to-one chat functionality using socket.io.</text:span></text:p>
        </text:list-item>
      </text:list>
      <text:p text:style-name="P197">Technical Proficiency :</text:p>
      <text:list text:style-name="LFO28" text:continue-numbering="true">
        <text:list-item>
          <text:p text:style-name="P198">Nodejs, Express, MongoDB, Anuglar-8, GIT, Linux (Ubuntu Software).</text:p>
        </text:list-item>
        <text:list-item>
          <text:p text:style-name="P199">Socket.io, <text:s/>NodeMailer, SendGrid, Stripe, Redis</text:p>
        </text:list-item>
      </text:list>
      <text:p text:style-name="P200"><text:span text:style-name="T201">Education:</text:span><text:span text:style-name="T202"><text:s text:c="2"/></text:span><text:span text:style-name="T203">Bachelor of Technology <text:s text:c="76"/></text:span><text:span text:style-name="T204">(2015-2018) <text:s/></text:span></text:p>
      <text:p text:style-name="P205"><text:s text:c="6"/>Electronics and communication <text:s/>Engineering <text:s/>under Vignan’s institute of information and technology (JNTU-K).</text:p>
      <text:p text:style-name="P206">Strengths:</text:p>
      <text:list text:style-name="LFO29" text:continue-numbering="true">
        <text:list-item>
          <text:p text:style-name="P207">Team Work</text:p>
        </text:list-item>
        <text:list-item>
          <text:p text:style-name="P208">Hard<text:s/>working nature.</text:p>
        </text:list-item>
      </text:list>
      <text:p text:style-name="P209">Personal <text:s/>Details :</text:p>
      <text:p text:style-name="P210"><text:span text:style-name="T211"><text:s text:c="5"/>Name</text:span><text:span text:style-name="T212"><text:tab/></text:span><text:span text:style-name="T213"><text:s text:c="11"/></text:span><text:span text:style-name="T214">:</text:span><text:span text:style-name="T215"><text:s/></text:span><text:span text:style-name="T216">P.Gowrav Rahul</text:span></text:p>
      <text:p text:style-name="P217"><text:span text:style-name="T218"><text:s text:c="5"/>Date of Birth <text:s text:c="6"/>:<text:s/></text:span><text:span text:style-name="T219">19</text:span><text:span text:style-name="T220">th</text:span><text:span text:style-name="T221"><text:s/>FEB 1996</text:span></text:p>
      <text:p text:style-name="P222"><text:span text:style-name="T223"><text:s text:c="5"/>Gender</text:span><text:span text:style-name="T224"><text:s text:c="10"/></text:span><text:span text:style-name="T225"><text:s text:c="7"/>:<text:s/></text:span><text:span text:style-name="T226">Male</text:span></text:p>
      <text:p text:style-name="P227"><text:span text:style-name="T228"><text:s text:c="5"/>Father’s Name <text:s text:c="3"/>:</text:span><text:span text:style-name="T229"><text:s/></text:span><text:span text:style-name="T230">P.Rudra MaheshwaraRao</text:span></text:p>
      <text:p text:style-name="Standard"><text:span text:style-name="T231"><text:s text:c="5"/>Address<text:s/></text:span><text:span text:style-name="T232"><text:s text:c="14"/></text:span><text:span text:style-name="T233">:<text:s/></text:span><text:span text:style-name="T234">D-No:1-190, Main Road, Munagapaka(M), <text:s/></text:span><text:span text:style-name="T235">Visakhapatnam(dst), <text:s text:c="20"/></text:span><text:span text:style-name="T236"><text:tab/></text:span><text:span text:style-name="T237"><text:tab/></text:span><text:span text:style-name="T238"><text:tab/>Andhra Pradesh, pincode - 531033</text:span></text:p>
      <text:p text:style-name="P239"><text:span text:style-name="T240"><text:s text:c="3"/></text:span><text:span text:style-name="T241"><text:s text:c="2"/>Languages <text:s text:c="6"/></text:span><text:span text:style-name="T242"><text:s text:c="4"/>:</text:span><text:span text:style-name="T243"><text:s/>Telugu</text:span><text:span text:style-name="T244">, English</text:span><text:span text:style-name="T245"><text:tab/></text:span></text:p>
      <text:p text:style-name="P246">Declaration:</text:p>
      <text:p text:style-name="P247">I hereby declare that the above- mentioned information is correct up to my knowledge and I bear the responsibility for the correctness of the above-mentioned particulars.</text:p>
      <text:p text:style-name="P248"/>
      <text:p text:style-name="Standard"><text:span text:style-name="T249">Date:</text:span><text:span text:style-name="T250"><text:tab/></text:span><text:span text:style-name="T251">01-08-21</text:span><text:span text:style-name="T252"><text:tab/></text:span><text:span text:style-name="T253"><text:s text:c="33"/></text:span><text:span text:style-name="T254"><text:s text:c="12"/></text:span><text:span text:style-name="T255"><text:tab/></text:span><text:span text:style-name="T256"><text:tab/></text:span><text:span text:style-name="T257"><text:tab/><text:s text:c="5"/></text:span><text:span text:style-name="T258"><text:s text:c="9"/></text:span><text:span text:style-name="T259">P.G.RAHUL</text:span><text:span text:style-name="T260"><text:s text:c="13"/></text:span><text:span text:style-name="T261">Place: Hyderabad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s text:c="30"/></text:span><text:span text:style-name="T269">signature</text:span></text:p>
      <text:p text:style-name="P270"/>
      <text:p text:style-name="P271"/>
      <text:p text:style-name="P272"/>
      <text:p text:style-name="P27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SimSu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IN" style:language-complex="kok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size-complex="11pt" fo:language="en" fo:country="US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1" style:display-name="List Paragraph1" style:family="paragraph" style:parent-style-name="Standard">
      <style:paragraph-properties fo:margin-left="0.5in">
        <style:tab-stops/>
      </style:paragraph-properties>
      <style:text-properties style:font-name-complex="Times New Roman" style:language-asian="zh" style:country-asian="CN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Verdana" style:font-name-asian="Calibri" style:font-name-complex="Verdana" fo:color="#000000" fo:font-size="12pt" style:font-size-asian="12pt" style:font-size-complex="12pt" fo:language="en" fo:country="US" style:language-asian="en" style:country-asian="US" style:language-complex="ar" style:country-complex="SA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Char" style:display-name="List Paragraph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HeaderChar" style:display-name="Header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FooterChar" style:display-name="Footer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ListLabel1" style:display-name="ListLabel 1" style:family="text">
      <style:text-properties style:font-name-asian="SimSun" style:font-name-complex="SimSun" style:use-window-font-color="true" fo:font-size="12pt" style:font-size-asian="12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SimSun" style:font-name-complex="SimSun" style:use-window-font-color="true" fo:font-size="12pt" style:font-size-asian="12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6652in" text:min-label-width="0.25in" text:list-level-position-and-space-mode="label-alignment">
          <style:list-level-label-alignment text:label-followed-by="listtab" fo:margin-left="0.915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652in" text:min-label-width="0.25in" text:list-level-position-and-space-mode="label-alignment">
          <style:list-level-label-alignment text:label-followed-by="listtab" fo:margin-left="1.915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652in" text:min-label-width="0.25in" text:list-level-position-and-space-mode="label-alignment">
          <style:list-level-label-alignment text:label-followed-by="listtab" fo:margin-left="2.415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652in" text:min-label-width="0.25in" text:list-level-position-and-space-mode="label-alignment">
          <style:list-level-label-alignment text:label-followed-by="listtab" fo:margin-left="2.915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652in" text:min-label-width="0.25in" text:list-level-position-and-space-mode="label-alignment">
          <style:list-level-label-alignment text:label-followed-by="listtab" fo:margin-left="3.415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652in" text:min-label-width="0.25in" text:list-level-position-and-space-mode="label-alignment">
          <style:list-level-label-alignment text:label-followed-by="listtab" fo:margin-left="4.415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652in" text:min-label-width="0.25in" text:list-level-position-and-space-mode="label-alignment">
          <style:list-level-label-alignment text:label-followed-by="listtab" fo:margin-left="4.9152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3437in" text:min-label-width="0.25in" text:list-level-position-and-space-mode="label-alignment">
          <style:list-level-label-alignment text:label-followed-by="listtab" fo:margin-left="0.593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8437in" text:min-label-width="0.25in" text:list-level-position-and-space-mode="label-alignment">
          <style:list-level-label-alignment text:label-followed-by="listtab" fo:margin-left="1.0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3437in" text:min-label-width="0.25in" text:list-level-position-and-space-mode="label-alignment">
          <style:list-level-label-alignment text:label-followed-by="listtab" fo:margin-left="1.5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8437in" text:min-label-width="0.25in" text:list-level-position-and-space-mode="label-alignment">
          <style:list-level-label-alignment text:label-followed-by="listtab" fo:margin-left="2.0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3437in" text:min-label-width="0.25in" text:list-level-position-and-space-mode="label-alignment">
          <style:list-level-label-alignment text:label-followed-by="listtab" fo:margin-left="2.5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8437in" text:min-label-width="0.25in" text:list-level-position-and-space-mode="label-alignment">
          <style:list-level-label-alignment text:label-followed-by="listtab" fo:margin-left="3.0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3437in" text:min-label-width="0.25in" text:list-level-position-and-space-mode="label-alignment">
          <style:list-level-label-alignment text:label-followed-by="listtab" fo:margin-left="3.5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8437in" text:min-label-width="0.25in" text:list-level-position-and-space-mode="label-alignment">
          <style:list-level-label-alignment text:label-followed-by="listtab" fo:margin-left="4.0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3437in" text:min-label-width="0.25in" text:list-level-position-and-space-mode="label-alignment">
          <style:list-level-label-alignment text:label-followed-by="listtab" fo:margin-left="4.5937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fo:font-weight="bold" style:font-weight-asian="bold" style:font-weight-complex="bold" fo:font-size="12pt" style:font-size-asian="12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.3645in" text:min-label-width="0.25in" text:list-level-position-and-space-mode="label-alignment">
          <style:list-level-label-alignment text:label-followed-by="listtab" fo:margin-left="0.614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8645in" text:min-label-width="0.25in" text:list-level-position-and-space-mode="label-alignment">
          <style:list-level-label-alignment text:label-followed-by="listtab" fo:margin-left="1.114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3645in" text:min-label-width="0.25in" text:list-level-position-and-space-mode="label-alignment">
          <style:list-level-label-alignment text:label-followed-by="listtab" fo:margin-left="1.614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8645in" text:min-label-width="0.25in" text:list-level-position-and-space-mode="label-alignment">
          <style:list-level-label-alignment text:label-followed-by="listtab" fo:margin-left="2.114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3645in" text:min-label-width="0.25in" text:list-level-position-and-space-mode="label-alignment">
          <style:list-level-label-alignment text:label-followed-by="listtab" fo:margin-left="2.614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8645in" text:min-label-width="0.25in" text:list-level-position-and-space-mode="label-alignment">
          <style:list-level-label-alignment text:label-followed-by="listtab" fo:margin-left="3.114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3645in" text:min-label-width="0.25in" text:list-level-position-and-space-mode="label-alignment">
          <style:list-level-label-alignment text:label-followed-by="listtab" fo:margin-left="3.614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8645in" text:min-label-width="0.25in" text:list-level-position-and-space-mode="label-alignment">
          <style:list-level-label-alignment text:label-followed-by="listtab" fo:margin-left="4.114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3645in" text:min-label-width="0.25in" text:list-level-position-and-space-mode="label-alignment">
          <style:list-level-label-alignment text:label-followed-by="listtab" fo:margin-left="4.614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PO</meta:initial-creator>
    <dc:creator>Uma Mahesh</dc:creator>
    <meta:creation-date>2020-11-05T16:08:00Z</meta:creation-date>
    <dc:date>2021-08-24T05:39:00Z</dc:date>
    <meta:print-date>2017-09-06T00:33:00Z</meta:print-date>
    <meta:template xlink:href="Normal" xlink:type="simple"/>
    <meta:editing-cycles>213</meta:editing-cycles>
    <meta:editing-duration>PT27780S</meta:editing-duration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KSOProductBuildVer">2057-10.2.0.581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9" meta:word-count="718" meta:character-count="4806" meta:row-count="34" meta:non-whitespace-character-count="4097"/>
  </office:meta>
</office:document-meta>
</file>